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06113f" officeooo:paragraph-rsid="0006113f"/>
    </style:style>
    <style:style style:name="P2" style:family="paragraph" style:parent-style-name="Standard">
      <style:paragraph-properties fo:text-align="justify" style:justify-single-word="false"/>
      <style:text-properties fo:language="en" fo:country="US" officeooo:rsid="0006113f" officeooo:paragraph-rsid="0006113f"/>
    </style:style>
    <style:style style:name="P3" style:family="paragraph" style:parent-style-name="Standard">
      <style:paragraph-properties fo:text-align="justify" style:justify-single-word="false"/>
      <style:text-properties fo:language="en" fo:country="US" officeooo:rsid="0006a09b" officeooo:paragraph-rsid="0006a09b"/>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3</text:p>
      <text:p text:style-name="P1"/>
      <text:p text:style-name="P1">Benjamin Frankil and America's Technology Deficit</text:p>
      <text:p text:style-name="P1"/>
      <text:p text:style-name="P2">In 1784, shortly after concluding the peace treaty with England, Benjamin Franklin published in France a short pamphlet entitled <text:span text:style-name="T1">Information to Those Who Would Remove to America</text:span><text:span text:style-name="T2">, advising those planning to immigrate that opportunities in the New World were limited. Why did the man who celebrated America's demographic boom for much of his life, and who had a very high opinion of economic opportunities in the New World, write such a discouraging pamphlet? Franklin explained that numerous prospective emigrants had approached him with questions and requests that attested to their “mistaken ideas and expectations of what is to be obtained there.” These men imagined that Americans were “rich, capable of rewarding, and disposed to reward, all sorts of ingenuity; that they [Americans] are … ignorant of all the sciences; and consequently, that strangers, possessing talents in the belles-lettres, fine arts, &amp;c. must be highly esteemed, and so well paid, as to become easily rich themselves.” The pamphlet set out to correct once and for all these “wild Imaginations”.</text:span></text:p>
      <text:p text:style-name="P2"/>
      <text:p text:style-name="P3">Franklin directed his discouraging remarks at one particular group: European manufacturers. The United States, he explained, did not follow the practice of European princes who offered high salaries and privileges to manufacturers to induce them to migrate and introduce hitherto unknown advanced industrial technology. Many artisans had approached Franklin believing that America's industrial underdevelopment would allow them to condition their migration on receiving various advantages from Congress and the states. They demanded transportation subsidies, land grants, and salaried government positions in exchange for their industrial skills. But “Congress have no power committed to them, or money put into their hands for such purposes.” All in all, the pamphlet encouraged hardwork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9-05T10:23:16.058341220</meta:creation-date>
    <dc:date>2014-09-08T08:45:37.950529553</dc:date>
    <dc:creator>Guillermo Lengemann</dc:creator>
    <meta:editing-duration>P0D</meta:editing-duration>
    <meta:editing-cycles>2</meta:editing-cycles>
    <meta:generator>LibreOffice/4.2.6.2$Linux_X86_64 LibreOffice_project/420m0$Build-2</meta:generator>
    <meta:document-statistic meta:table-count="0" meta:image-count="0" meta:object-count="0" meta:page-count="1" meta:paragraph-count="4" meta:word-count="286" meta:character-count="1920" meta:non-whitespace-character-count="1638"/>
  </office:meta>
</office:document-meta>
</file>